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bin</text:p>
          </table:table-cell>
          <table:table-cell table:number-columns-repeated="6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acc*eff*sf</text:p>
          </table:table-cell>
          <table:table-cell/>
          <table:table-cell office:value-type="string" calcext:value-type="string">
            <text:p>syst</text:p>
          </table:table-cell>
          <table:table-cell/>
          <table:table-cell office:value-type="string" calcext:value-type="string">
            <text:p>acc*eff*sf</text:p>
          </table:table-cell>
          <table:table-cell table:number-columns-repeated="2" office:value-type="string" calcext:value-type="string">
            <text:p>+/-</text:p>
          </table:table-cell>
          <table:table-cell table:number-columns-repeated="2" office:value-type="string" calcext:value-type="string">
            <text:p>rel. uncert.</text:p>
          </table:table-cell>
        </table:table-row>
        <table:table-row table:style-name="ro1">
          <table:table-cell office:value-type="string" calcext:value-type="string">
            <text:p>0.000-1.200 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2" calcext:value-type="float">
            <text:p>1.092</text:p>
          </table:table-cell>
          <table:table-cell office:value-type="float" office:value="0.008" calcext:value-type="float">
            <text:p>0.008</text:p>
          </table:table-cell>
          <table:table-cell office:value-type="float" office:value="0.305" calcext:value-type="float">
            <text:p>0.3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/>
          <table:table-cell table:formula="of:=[.J2]" office:value-type="float" office:value="0.305" calcext:value-type="float">
            <text:p>0.305</text:p>
          </table:table-cell>
          <table:table-cell table:formula="of:=[.J2]*SQRT(([.K2]/[.J2])^2 + ([.I2]/[.H2])^2 + ([.I11]/[.H11])^2)" office:value-type="float" office:value="0.010077491993173" calcext:value-type="float">
            <text:p>0.010077492</text:p>
          </table:table-cell>
          <table:table-cell table:formula="of:=[.J2]*SQRT(([.I2]/[.H2])^2 + ([.I11]/[.H11])^2)" office:value-type="float" office:value="0.0100277537301464" calcext:value-type="float">
            <text:p>0.0100277537</text:p>
          </table:table-cell>
          <table:table-cell table:formula="of:=[.O2]/[.N2]" office:value-type="float" office:value="0.0330409573546655" calcext:value-type="float">
            <text:p>0.0330409574</text:p>
          </table:table-cell>
          <table:table-cell table:formula="of:=[.P2]/[.N2]" office:value-type="float" office:value="0.0328778810824473" calcext:value-type="float">
            <text:p>0.0328778811</text:p>
          </table:table-cell>
        </table:table-row>
        <table:table-row table:style-name="ro1">
          <table:table-cell office:value-type="string" calcext:value-type="string">
            <text:p>1.200-2.400 </text:p>
          </table:table-cell>
          <table:table-cell office:value-type="float" office:value="0.628" calcext:value-type="float">
            <text:p>0.628</text:p>
          </table:table-cell>
          <table:table-cell office:value-type="float" office:value="0.002" calcext:value-type="float">
            <text:p>0.002</text:p>
          </table:table-cell>
          <table:table-cell office:value-type="float" office:value="0.302" calcext:value-type="float">
            <text:p>0.3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9" calcext:value-type="float">
            <text:p>0.189</text:p>
          </table:table-cell>
          <table:table-cell office:value-type="float" office:value="0.001" calcext:value-type="float">
            <text:p>0.001</text:p>
          </table:table-cell>
          <table:table-cell office:value-type="float" office:value="1.104" calcext:value-type="float">
            <text:p>1.104</text:p>
          </table:table-cell>
          <table:table-cell office:value-type="float" office:value="0.016" calcext:value-type="float">
            <text:p>0.016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3]" office:value-type="float" office:value="0.209" calcext:value-type="float">
            <text:p>0.209</text:p>
          </table:table-cell>
          <table:table-cell table:formula="of:=[.J3]*SQRT(([.K3]/[.J3])^2 + ([.I3]/[.H3])^2 + ([.I12]/[.H12])^2)" office:value-type="float" office:value="0.00927414808203713" calcext:value-type="float">
            <text:p>0.0092741481</text:p>
          </table:table-cell>
          <table:table-cell table:formula="of:=[.J3]*SQRT(([.I3]/[.H3])^2 + ([.I12]/[.H12])^2)" office:value-type="float" office:value="0.00922007714976144" calcext:value-type="float">
            <text:p>0.0092200771</text:p>
          </table:table-cell>
          <table:table-cell table:formula="of:=[.O3]/[.N3]" office:value-type="float" office:value="0.0443739142681203" calcext:value-type="float">
            <text:p>0.0443739143</text:p>
          </table:table-cell>
          <table:table-cell table:formula="of:=[.P3]/[.N3]" office:value-type="float" office:value="0.0441152016734997" calcext:value-type="float">
            <text:p>0.0441152017</text:p>
          </table:table-cell>
        </table:table-row>
        <table:table-row table:style-name="ro1">
          <table:table-cell office:value-type="string" calcext:value-type="string">
            <text:p>0.000-0.400 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2" calcext:value-type="float">
            <text:p>0.002</text:p>
          </table:table-cell>
          <table:table-cell office:value-type="float" office:value="1.084" calcext:value-type="float">
            <text:p>1.084</text:p>
          </table:table-cell>
          <table:table-cell office:value-type="float" office:value="0.009" calcext:value-type="float">
            <text:p>0.009</text:p>
          </table:table-cell>
          <table:table-cell office:value-type="float" office:value="0.302" calcext:value-type="float">
            <text:p>0.3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4]" office:value-type="float" office:value="0.302" calcext:value-type="float">
            <text:p>0.302</text:p>
          </table:table-cell>
          <table:table-cell table:formula="of:=[.J4]*SQRT(([.K4]/[.J4])^2 + ([.I4]/[.H4])^2 + ([.I13]/[.H13])^2)" office:value-type="float" office:value="0.0100005945071847" calcext:value-type="float">
            <text:p>0.0100005945</text:p>
          </table:table-cell>
          <table:table-cell table:formula="of:=[.J4]*SQRT(([.I4]/[.H4])^2 + ([.I13]/[.H13])^2)" office:value-type="float" office:value="0.00979856573673585" calcext:value-type="float">
            <text:p>0.0097985657</text:p>
          </table:table-cell>
          <table:table-cell table:formula="of:=[.O4]/[.N4]" office:value-type="float" office:value="0.0331145513482939" calcext:value-type="float">
            <text:p>0.0331145513</text:p>
          </table:table-cell>
          <table:table-cell table:formula="of:=[.P4]/[.N4]" office:value-type="float" office:value="0.0324455819097214" calcext:value-type="float">
            <text:p>0.0324455819</text:p>
          </table:table-cell>
        </table:table-row>
        <table:table-row table:style-name="ro1">
          <table:table-cell office:value-type="string" calcext:value-type="string">
            <text:p>0.400-0.800 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392" calcext:value-type="float">
            <text:p>0.392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8" calcext:value-type="float">
            <text:p>0.278</text:p>
          </table:table-cell>
          <table:table-cell office:value-type="float" office:value="0.002" calcext:value-type="float">
            <text:p>0.002</text:p>
          </table:table-cell>
          <table:table-cell office:value-type="float" office:value="1.091" calcext:value-type="float">
            <text:p>1.091</text:p>
          </table:table-cell>
          <table:table-cell office:value-type="float" office:value="0.008" calcext:value-type="float">
            <text:p>0.008</text:p>
          </table:table-cell>
          <table:table-cell office:value-type="float" office:value="0.303" calcext:value-type="float">
            <text:p>0.3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5]" office:value-type="float" office:value="0.303" calcext:value-type="float">
            <text:p>0.303</text:p>
          </table:table-cell>
          <table:table-cell table:formula="of:=[.J5]*SQRT(([.K5]/[.J5])^2 + ([.I5]/[.H5])^2 + ([.I14]/[.H14])^2)" office:value-type="float" office:value="0.00990460963631804" calcext:value-type="float">
            <text:p>0.0099046096</text:p>
          </table:table-cell>
          <table:table-cell table:formula="of:=[.J5]*SQRT(([.I5]/[.H5])^2 + ([.I14]/[.H14])^2)" office:value-type="float" office:value="0.00970058204685905" calcext:value-type="float">
            <text:p>0.009700582</text:p>
          </table:table-cell>
          <table:table-cell table:formula="of:=[.O5]/[.N5]" office:value-type="float" office:value="0.0326884806479143" calcext:value-type="float">
            <text:p>0.0326884806</text:p>
          </table:table-cell>
          <table:table-cell table:formula="of:=[.P5]/[.N5]" office:value-type="float" office:value="0.0320151222668616" calcext:value-type="float">
            <text:p>0.0320151223</text:p>
          </table:table-cell>
        </table:table-row>
        <table:table-row table:style-name="ro1">
          <table:table-cell office:value-type="string" calcext:value-type="string">
            <text:p>0.800-1.200 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8" calcext:value-type="float">
            <text:p>0.28</text:p>
          </table:table-cell>
          <table:table-cell office:value-type="float" office:value="0.002" calcext:value-type="float">
            <text:p>0.002</text:p>
          </table:table-cell>
          <table:table-cell office:value-type="float" office:value="1.101" calcext:value-type="float">
            <text:p>1.1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308" calcext:value-type="float">
            <text:p>0.3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/>
          <table:table-cell table:formula="of:=[.J6]" office:value-type="float" office:value="0.308" calcext:value-type="float">
            <text:p>0.308</text:p>
          </table:table-cell>
          <table:table-cell table:formula="of:=[.J6]*SQRT(([.K6]/[.J6])^2 + ([.I6]/[.H6])^2 + ([.I15]/[.H15])^2)" office:value-type="float" office:value="0.0103055562290203" calcext:value-type="float">
            <text:p>0.0103055562</text:p>
          </table:table-cell>
          <table:table-cell table:formula="of:=[.J6]*SQRT(([.I6]/[.H6])^2 + ([.I15]/[.H15])^2)" office:value-type="float" office:value="0.0101096235928693" calcext:value-type="float">
            <text:p>0.0101096236</text:p>
          </table:table-cell>
          <table:table-cell table:formula="of:=[.O6]/[.N6]" office:value-type="float" office:value="0.0334595981461698" calcext:value-type="float">
            <text:p>0.0334595981</text:p>
          </table:table-cell>
          <table:table-cell table:formula="of:=[.P6]/[.N6]" office:value-type="float" office:value="0.0328234532236015" calcext:value-type="float">
            <text:p>0.0328234532</text:p>
          </table:table-cell>
        </table:table-row>
        <table:table-row table:style-name="ro1">
          <table:table-cell office:value-type="string" calcext:value-type="string">
            <text:p>1.200-1.600 </text:p>
          </table:table-cell>
          <table:table-cell office:value-type="float" office:value="0.674" calcext:value-type="float">
            <text:p>0.674</text:p>
          </table:table-cell>
          <table:table-cell office:value-type="float" office:value="0.003" calcext:value-type="float">
            <text:p>0.003</text:p>
          </table:table-cell>
          <table:table-cell office:value-type="float" office:value="0.389" calcext:value-type="float">
            <text:p>0.38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62" calcext:value-type="float">
            <text:p>0.262</text:p>
          </table:table-cell>
          <table:table-cell office:value-type="float" office:value="0.002" calcext:value-type="float">
            <text:p>0.002</text:p>
          </table:table-cell>
          <table:table-cell office:value-type="float" office:value="1.094" calcext:value-type="float">
            <text:p>1.094</text:p>
          </table:table-cell>
          <table:table-cell office:value-type="float" office:value="0.013" calcext:value-type="float">
            <text:p>0.013</text:p>
          </table:table-cell>
          <table:table-cell office:value-type="float" office:value="0.287" calcext:value-type="float">
            <text:p>0.28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7]" office:value-type="float" office:value="0.287" calcext:value-type="float">
            <text:p>0.287</text:p>
          </table:table-cell>
          <table:table-cell table:formula="of:=[.J7]*SQRT(([.K7]/[.J7])^2 + ([.I7]/[.H7])^2 + ([.I16]/[.H16])^2)" office:value-type="float" office:value="0.0109685768532118" calcext:value-type="float">
            <text:p>0.0109685769</text:p>
          </table:table-cell>
          <table:table-cell table:formula="of:=[.J7]*SQRT(([.I7]/[.H7])^2 + ([.I16]/[.H16])^2)" office:value-type="float" office:value="0.010784696480885" calcext:value-type="float">
            <text:p>0.0107846965</text:p>
          </table:table-cell>
          <table:table-cell table:formula="of:=[.O7]/[.N7]" office:value-type="float" office:value="0.038218037816069" calcext:value-type="float">
            <text:p>0.0382180378</text:p>
          </table:table-cell>
          <table:table-cell table:formula="of:=[.P7]/[.N7]" office:value-type="float" office:value="0.0375773396546517" calcext:value-type="float">
            <text:p>0.0375773397</text:p>
          </table:table-cell>
        </table:table-row>
        <table:table-row table:style-name="ro1">
          <table:table-cell office:value-type="string" calcext:value-type="string">
            <text:p>1.600-2.000 </text:p>
          </table:table-cell>
          <table:table-cell office:value-type="float" office:value="0.615" calcext:value-type="float">
            <text:p>0.6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338" calcext:value-type="float">
            <text:p>0.338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8" calcext:value-type="float">
            <text:p>0.208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4" calcext:value-type="float">
            <text:p>1.094</text:p>
          </table:table-cell>
          <table:table-cell office:value-type="float" office:value="0.019" calcext:value-type="float">
            <text:p>0.019</text:p>
          </table:table-cell>
          <table:table-cell office:value-type="float" office:value="0.228" calcext:value-type="float">
            <text:p>0.2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8]" office:value-type="float" office:value="0.228" calcext:value-type="float">
            <text:p>0.228</text:p>
          </table:table-cell>
          <table:table-cell table:formula="of:=[.J8]*SQRT(([.K8]/[.J8])^2 + ([.I8]/[.H8])^2 + ([.I17]/[.H17])^2)" office:value-type="float" office:value="0.0113865295512842" calcext:value-type="float">
            <text:p>0.0113865296</text:p>
          </table:table-cell>
          <table:table-cell table:formula="of:=[.J8]*SQRT(([.I8]/[.H8])^2 + ([.I17]/[.H17])^2)" office:value-type="float" office:value="0.0113425330161419" calcext:value-type="float">
            <text:p>0.011342533</text:p>
          </table:table-cell>
          <table:table-cell table:formula="of:=[.O8]/[.N8]" office:value-type="float" office:value="0.04994091908458" calcext:value-type="float">
            <text:p>0.0499409191</text:p>
          </table:table-cell>
          <table:table-cell table:formula="of:=[.P8]/[.N8]" office:value-type="float" office:value="0.0497479518251838" calcext:value-type="float">
            <text:p>0.0497479518</text:p>
          </table:table-cell>
        </table:table-row>
        <table:table-row table:style-name="ro1">
          <table:table-cell office:value-type="string" calcext:value-type="string">
            <text:p>2.000-2.400 </text:p>
          </table:table-cell>
          <table:table-cell office:value-type="float" office:value="0.5" calcext:value-type="float">
            <text:p>0.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[.J9]" office:value-type="float" office:value="0.086" calcext:value-type="float">
            <text:p>0.086</text:p>
          </table:table-cell>
          <table:table-cell table:formula="of:=[.J9]*SQRT(([.K9]/[.J9])^2 + ([.I9]/[.H9])^2 + ([.I18]/[.H18])^2)" office:value-type="float" office:value="0.00540514490627963" calcext:value-type="float">
            <text:p>0.0054051449</text:p>
          </table:table-cell>
          <table:table-cell table:formula="of:=[.J9]*SQRT(([.I9]/[.H9])^2 + ([.I18]/[.H18])^2)" office:value-type="float" office:value="0.00531183503677219" calcext:value-type="float">
            <text:p>0.005311835</text:p>
          </table:table-cell>
          <table:table-cell table:formula="of:=[.O9]/[.N9]" office:value-type="float" office:value="0.0628505221660422" calcext:value-type="float">
            <text:p>0.0628505222</text:p>
          </table:table-cell>
          <table:table-cell table:formula="of:=[.P9]/[.N9]" office:value-type="float" office:value="0.0617655236833976" calcext:value-type="float">
            <text:p>0.061765523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.000-1.200 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2" calcext:value-type="float">
            <text:p>1.092</text:p>
          </table:table-cell>
          <table:table-cell office:value-type="float" office:value="0.035" calcext:value-type="float">
            <text:p>0.035</text:p>
          </table:table-cell>
          <table:table-cell office:value-type="float" office:value="0.305" calcext:value-type="float">
            <text:p>0.3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200-2.400 </text:p>
          </table:table-cell>
          <table:table-cell office:value-type="float" office:value="0.628" calcext:value-type="float">
            <text:p>0.628</text:p>
          </table:table-cell>
          <table:table-cell office:value-type="float" office:value="0.002" calcext:value-type="float">
            <text:p>0.002</text:p>
          </table:table-cell>
          <table:table-cell office:value-type="float" office:value="0.302" calcext:value-type="float">
            <text:p>0.3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9" calcext:value-type="float">
            <text:p>0.189</text:p>
          </table:table-cell>
          <table:table-cell office:value-type="float" office:value="0.001" calcext:value-type="float">
            <text:p>0.001</text:p>
          </table:table-cell>
          <table:table-cell office:value-type="float" office:value="1.104" calcext:value-type="float">
            <text:p>1.104</text:p>
          </table:table-cell>
          <table:table-cell office:value-type="float" office:value="0.046" calcext:value-type="float">
            <text:p>0.046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0-0.400 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2" calcext:value-type="float">
            <text:p>0.002</text:p>
          </table:table-cell>
          <table:table-cell office:value-type="float" office:value="1.084" calcext:value-type="float">
            <text:p>1.084</text:p>
          </table:table-cell>
          <table:table-cell office:value-type="float" office:value="0.034" calcext:value-type="float">
            <text:p>0.034</text:p>
          </table:table-cell>
          <table:table-cell office:value-type="float" office:value="0.302" calcext:value-type="float">
            <text:p>0.3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400-0.800 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392" calcext:value-type="float">
            <text:p>0.392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8" calcext:value-type="float">
            <text:p>0.278</text:p>
          </table:table-cell>
          <table:table-cell office:value-type="float" office:value="0.002" calcext:value-type="float">
            <text:p>0.002</text:p>
          </table:table-cell>
          <table:table-cell office:value-type="float" office:value="1.091" calcext:value-type="float">
            <text:p>1.091</text:p>
          </table:table-cell>
          <table:table-cell office:value-type="float" office:value="0.034" calcext:value-type="float">
            <text:p>0.034</text:p>
          </table:table-cell>
          <table:table-cell office:value-type="float" office:value="0.303" calcext:value-type="float">
            <text:p>0.3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800-1.200 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8" calcext:value-type="float">
            <text:p>0.28</text:p>
          </table:table-cell>
          <table:table-cell office:value-type="float" office:value="0.002" calcext:value-type="float">
            <text:p>0.002</text:p>
          </table:table-cell>
          <table:table-cell office:value-type="float" office:value="1.101" calcext:value-type="float">
            <text:p>1.101</text:p>
          </table:table-cell>
          <table:table-cell office:value-type="float" office:value="0.035" calcext:value-type="float">
            <text:p>0.035</text:p>
          </table:table-cell>
          <table:table-cell office:value-type="float" office:value="0.308" calcext:value-type="float">
            <text:p>0.3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200-1.600 </text:p>
          </table:table-cell>
          <table:table-cell office:value-type="float" office:value="0.674" calcext:value-type="float">
            <text:p>0.674</text:p>
          </table:table-cell>
          <table:table-cell office:value-type="float" office:value="0.003" calcext:value-type="float">
            <text:p>0.003</text:p>
          </table:table-cell>
          <table:table-cell office:value-type="float" office:value="0.389" calcext:value-type="float">
            <text:p>0.38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62" calcext:value-type="float">
            <text:p>0.262</text:p>
          </table:table-cell>
          <table:table-cell office:value-type="float" office:value="0.002" calcext:value-type="float">
            <text:p>0.002</text:p>
          </table:table-cell>
          <table:table-cell office:value-type="float" office:value="1.094" calcext:value-type="float">
            <text:p>1.094</text:p>
          </table:table-cell>
          <table:table-cell office:value-type="float" office:value="0.039" calcext:value-type="float">
            <text:p>0.039</text:p>
          </table:table-cell>
          <table:table-cell office:value-type="float" office:value="0.287" calcext:value-type="float">
            <text:p>0.28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600-2.000 </text:p>
          </table:table-cell>
          <table:table-cell office:value-type="float" office:value="0.615" calcext:value-type="float">
            <text:p>0.6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338" calcext:value-type="float">
            <text:p>0.338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8" calcext:value-type="float">
            <text:p>0.208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4" calcext:value-type="float">
            <text:p>1.094</text:p>
          </table:table-cell>
          <table:table-cell office:value-type="float" office:value="0.051" calcext:value-type="float">
            <text:p>0.051</text:p>
          </table:table-cell>
          <table:table-cell office:value-type="float" office:value="0.228" calcext:value-type="float">
            <text:p>0.2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000-2.400 </text:p>
          </table:table-cell>
          <table:table-cell office:value-type="float" office:value="0.5" calcext:value-type="float">
            <text:p>0.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1" calcext:value-type="float">
            <text:p>0.0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0:43:29.240121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3T10:50:43.215037509</dc:date>
    <meta:generator>LibreOffice/4.2.8.2$Linux_X86_64 LibreOffice_project/420m0$Build-2</meta:generator>
    <meta:editing-duration>P0D</meta:editing-duration>
    <meta:editing-cycles>5</meta:editing-cycles>
    <meta:document-statistic meta:table-count="1" meta:cell-count="241" meta:object-count="0"/>
  </office:meta>
</office:document-meta>
</file>